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a59" officeooo:paragraph-rsid="00152a59"/>
    </style:style>
    <style:style style:name="P2" style:family="paragraph" style:parent-style-name="Standard">
      <style:text-properties officeooo:rsid="001702da" officeooo:paragraph-rsid="001702da"/>
    </style:style>
    <style:style style:name="P3" style:family="paragraph" style:parent-style-name="Standard">
      <style:text-properties officeooo:rsid="00187bdf" officeooo:paragraph-rsid="00187bdf"/>
    </style:style>
    <style:style style:name="P4" style:family="paragraph" style:parent-style-name="Standard">
      <style:text-properties officeooo:paragraph-rsid="0019d912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386a2d" officeooo:paragraph-rsid="003a8548" fo:background-color="#1e1e1e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paragraph-rsid="0019d912"/>
    </style:style>
    <style:style style:name="P10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/>
    </style:style>
    <style:style style:name="P11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339bae"/>
    </style:style>
    <style:style style:name="P12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19d912" officeooo:paragraph-rsid="0019d912" fo:background-color="#1e1e1e"/>
    </style:style>
    <style:style style:name="P13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2b0178" officeooo:paragraph-rsid="002b0178"/>
    </style:style>
    <style:style style:name="P14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86a2d" officeooo:paragraph-rsid="00339bae"/>
    </style:style>
    <style:style style:name="P15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86a2d" officeooo:paragraph-rsid="00386a2d"/>
    </style:style>
    <style:style style:name="P16" style:family="paragraph" style:parent-style-name="Standard">
      <style:text-properties fo:font-variant="normal" fo:text-transform="none" fo:color="#c9211e" style:font-name="Söhne Mono" fo:font-size="10.5pt" fo:letter-spacing="normal" fo:font-style="normal" fo:font-weight="normal" officeooo:rsid="003a8548" officeooo:paragraph-rsid="003a8548"/>
    </style:style>
    <style:style style:name="P17" style:family="paragraph" style:parent-style-name="Standard">
      <style:text-properties fo:font-variant="normal" fo:text-transform="none" fo:color="#c9211e" style:font-name="Söhne Mono" fo:font-size="10.5pt" fo:letter-spacing="normal" fo:font-style="normal" style:text-underline-style="solid" style:text-underline-width="auto" style:text-underline-color="font-color" fo:font-weight="bold" officeooo:rsid="0019d912" officeooo:paragraph-rsid="0019d912" fo:background-color="transparen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c9211e" style:font-name="Söhne Mono" fo:font-size="10.5pt" fo:letter-spacing="normal" fo:font-style="normal" fo:font-weight="bold" officeooo:rsid="003f9efb" officeooo:paragraph-rsid="003f9efb" style:font-weight-asian="bold" style:font-weight-complex="bold"/>
    </style:style>
    <style:style style:name="P19" style:family="paragraph" style:parent-style-name="Standard">
      <style:text-properties fo:font-variant="normal" fo:text-transform="none" fo:color="#569cd6" style:font-name="Droid Sans Mono" fo:font-size="10.5pt" fo:letter-spacing="normal" fo:font-style="normal" fo:font-weight="normal" officeooo:rsid="0019d912" officeooo:paragraph-rsid="0019d912" fo:background-color="#1e1e1e"/>
    </style:style>
    <style:style style:name="P20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19d912" officeooo:paragraph-rsid="0019d912" fo:background-color="#1e1e1e"/>
    </style:style>
    <style:style style:name="P21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2b0178" officeooo:paragraph-rsid="002b0178" fo:background-color="#1e1e1e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d4d4d4" style:font-name="Droid Sans Mono" fo:font-size="10.5pt" fo:letter-spacing="normal" fo:font-style="normal" fo:font-weight="normal" officeooo:rsid="003f9efb" officeooo:paragraph-rsid="003f9efb" fo:background-color="#1e1e1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Söhne Mono" fo:font-size="10.5pt" fo:letter-spacing="normal" fo:font-style="normal" fo:font-weight="normal" officeooo:rsid="003f9efb" officeooo:paragraph-rsid="003f9efb" style:font-weight-asian="normal" style:font-weight-complex="normal"/>
    </style:style>
    <style:style style:name="P24" style:family="paragraph" style:parent-style-name="Standard">
      <style:text-properties officeooo:rsid="001ec119" officeooo:paragraph-rsid="001ec119"/>
    </style:style>
    <style:style style:name="P25" style:family="paragraph" style:parent-style-name="Standard">
      <style:text-properties officeooo:rsid="0025c5fb" officeooo:paragraph-rsid="0025c5fb"/>
    </style:style>
    <style:style style:name="P26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503cm"/>
      <style:text-properties fo:color="#c9211e" style:font-name="Droid Sans Mono" fo:font-size="10.5pt" style:text-underline-style="solid" style:text-underline-width="auto" style:text-underline-color="font-color" fo:font-weight="bold" officeooo:rsid="00368250" officeooo:paragraph-rsid="00368250" fo:background-color="transparent" style:font-weight-asian="bold" style:font-weight-complex="bold"/>
    </style:style>
    <style:style style:name="P28" style:family="paragraph" style:parent-style-name="Standard">
      <style:text-properties officeooo:paragraph-rsid="00339bae"/>
    </style:style>
    <style:style style:name="P29" style:family="paragraph" style:parent-style-name="Standard">
      <style:text-properties officeooo:rsid="00386a2d" officeooo:paragraph-rsid="003a8548"/>
    </style:style>
    <style:style style:name="P30" style:family="paragraph" style:parent-style-name="Standard">
      <style:paragraph-properties fo:margin-top="0.101cm" fo:margin-bottom="0.101cm" loext:contextual-spacing="false"/>
      <style:text-properties fo:color="#000000" officeooo:rsid="0098aecb" officeooo:paragraph-rsid="00152a59" fo:background-color="transparent"/>
    </style:style>
    <style:style style:name="P31" style:family="paragraph" style:parent-style-name="Standard">
      <style:paragraph-properties fo:margin-top="0.101cm" fo:margin-bottom="0.101cm" loext:contextual-spacing="false"/>
      <style:text-properties fo:color="#000000" officeooo:rsid="007af16d" officeooo:paragraph-rsid="00152a59" fo:background-color="transparent"/>
    </style:style>
    <style:style style:name="P32" style:family="paragraph" style:parent-style-name="Standard">
      <style:paragraph-properties fo:margin-top="0cm" fo:margin-bottom="0.499cm" loext:contextual-spacing="false" style:line-height-at-least="0.503cm"/>
    </style:style>
    <style:style style:name="P33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4" style:family="paragraph" style:parent-style-name="Standard">
      <style:text-properties officeooo:rsid="00152a59" officeooo:paragraph-rsid="00152a59"/>
    </style:style>
    <style:style style:name="P35" style:family="paragraph" style:parent-style-name="Standard">
      <style:text-properties officeooo:rsid="0048490b" officeooo:paragraph-rsid="0048490b"/>
    </style:style>
    <style:style style:name="T1" style:family="text">
      <style:text-properties fo:font-variant="normal" fo:text-transform="none" fo:color="#c9211e" style:font-name="Söhne Mono" fo:font-size="10.5pt" fo:letter-spacing="normal" fo:font-style="normal" fo:font-weight="normal"/>
    </style:style>
    <style:style style:name="T2" style:family="text">
      <style:text-properties fo:font-variant="normal" fo:text-transform="none" fo:color="#c9211e" style:font-name="Söhne Mono" fo:font-size="10.5pt" fo:letter-spacing="normal" fo:font-style="normal" fo:font-weight="normal" officeooo:rsid="0019d912"/>
    </style:style>
    <style:style style:name="T3" style:family="text">
      <style:text-properties fo:font-variant="normal" fo:text-transform="none" fo:color="#c9211e" style:font-name="Söhne Mono" fo:font-size="10.5pt" fo:letter-spacing="normal" fo:font-style="normal" fo:font-weight="normal" officeooo:rsid="00339bae"/>
    </style:style>
    <style:style style:name="T4" style:family="text">
      <style:text-properties fo:font-variant="normal" fo:text-transform="none" fo:color="#c9211e" style:font-name="Söhne Mono" fo:font-size="10.5pt" fo:letter-spacing="normal" fo:font-style="normal" fo:font-weight="normal" officeooo:rsid="00386a2d"/>
    </style:style>
    <style:style style:name="T5" style:family="text">
      <style:text-properties fo:font-variant="normal" fo:text-transform="none" fo:color="#c9211e" style:font-name="Söhne Mono" fo:font-size="10.5pt" fo:letter-spacing="normal" fo:font-style="normal" fo:font-weight="normal" officeooo:rsid="003a8548"/>
    </style:style>
    <style:style style:name="T6" style:family="text">
      <style:text-properties fo:font-variant="normal" fo:text-transform="none" fo:color="#569cd6" style:font-name="Söhne Mono" fo:letter-spacing="normal" fo:font-style="normal" officeooo:rsid="003a8548"/>
    </style:style>
    <style:style style:name="T7" style:family="text">
      <style:text-properties fo:font-variant="normal" fo:text-transform="none" style:font-name="Söhne Mono" fo:letter-spacing="normal" fo:font-style="normal" officeooo:rsid="003a8548"/>
    </style:style>
    <style:style style:name="T8" style:family="text">
      <style:text-properties fo:font-variant="normal" fo:text-transform="none" fo:color="#dcdcaa" style:font-name="Söhne Mono" fo:letter-spacing="normal" fo:font-style="normal" officeooo:rsid="003a8548"/>
    </style:style>
    <style:style style:name="T9" style:family="text">
      <style:text-properties fo:font-variant="normal" fo:text-transform="none" fo:color="#4ec9b0" style:font-name="Söhne Mono" fo:letter-spacing="normal" fo:font-style="normal" officeooo:rsid="003a8548"/>
    </style:style>
    <style:style style:name="T10" style:family="text">
      <style:text-properties fo:font-variant="normal" fo:text-transform="none" fo:color="#9cdcfe" style:font-name="Söhne Mono" fo:letter-spacing="normal" fo:font-style="normal" officeooo:rsid="003a8548"/>
    </style:style>
    <style:style style:name="T11" style:family="text">
      <style:text-properties officeooo:rsid="0019d912"/>
    </style:style>
    <style:style style:name="T12" style:family="text">
      <style:text-properties fo:color="#c9211e" officeooo:rsid="0019d912"/>
    </style:style>
    <style:style style:name="T13" style:family="text">
      <style:text-properties fo:color="#569cd6"/>
    </style:style>
    <style:style style:name="T14" style:family="text">
      <style:text-properties fo:color="#4ec9b0"/>
    </style:style>
    <style:style style:name="T15" style:family="text">
      <style:text-properties fo:color="#9cdcfe"/>
    </style:style>
    <style:style style:name="T16" style:family="text">
      <style:text-properties fo:color="#dcdcaa"/>
    </style:style>
    <style:style style:name="T17" style:family="text">
      <style:text-properties fo:color="#ce9178"/>
    </style:style>
    <style:style style:name="T18" style:family="text">
      <style:text-properties officeooo:rsid="002411b8"/>
    </style:style>
    <style:style style:name="T19" style:family="text">
      <style:text-properties fo:color="#c586c0"/>
    </style:style>
    <style:style style:name="T20" style:family="text">
      <style:text-properties fo:color="#b5cea8"/>
    </style:style>
    <style:style style:name="T21" style:family="text">
      <style:text-properties fo:color="#808080"/>
    </style:style>
    <style:style style:name="T22" style:family="text">
      <style:text-properties officeooo:rsid="00299c91"/>
    </style:style>
    <style:style style:name="T23" style:family="text">
      <style:text-properties officeooo:rsid="002c3cea"/>
    </style:style>
    <style:style style:name="T24" style:family="text">
      <style:text-properties officeooo:rsid="00339bae"/>
    </style:style>
    <style:style style:name="T25" style:family="text">
      <style:text-properties officeooo:rsid="0043d9fe"/>
    </style:style>
    <style:style style:name="T26" style:family="text">
      <style:text-properties officeooo:rsid="0046c7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-----------------------_____Stripe ------------------------</text:p>
      <text:p text:style-name="P35">flow ink</text:p>
      <text:p text:style-name="P1">https://stripe.com/docs/connect/collect-then-transfer-guide?platform=web</text:p>
      <text:p text:style-name="P1"/>
      <text:p text:style-name="P25">Note: when we create strip account (signup) in strip.com , set location usa , instend of india, </text:p>
      <text:p text:style-name="P25">otherwise charges api issues.</text:p>
      <text:p text:style-name="P1"/>
      <text:p text:style-name="P24">Q:- difference between connect account and stripe payout ?</text:p>
      <text:p text:style-name="P24">Ans: connect account means: fill account number , routing number then stripe verify account then generate token <text:s/>, eg. <text:s/>Give Pay to employees</text:p>
      <text:p text:style-name="P24"/>
      <text:p text:style-name="P24">Stripe payouts : means fill card number and strip verify and deducet money from card <text:s text:c="2"/><text:span text:style-name="T18">eg: shopping using credit card etc </text:span></text:p>
      <text:p text:style-name="P24"/>
      <text:p text:style-name="P1"/>
      <text:p text:style-name="P1"/>
      <text:p text:style-name="P31">2 types account :- 1. customer 2. cleaner(admin) this is connect stripe account</text:p>
      <text:p text:style-name="P30">1. install stripe</text:p>
      <text:p text:style-name="P30">2. use stripe api’s to connect user with account</text:p>
      <text:p text:style-name="P1"/>
      <text:p text:style-name="P1"/>
      <text:p text:style-name="P1"/>
      <text:p text:style-name="P1"/>
      <text:p text:style-name="P1">1. need stripe Merchant account keys <text:s/>(because to collect payment) , customer account key (for pay payment) </text:p>
      <text:p text:style-name="P1">2.put stripe keys in .env file</text:p>
      <text:p text:style-name="P1"/>
      <text:p text:style-name="P2">3. strip login account itxaman <text:s/>pass. <text:s/><text:a xlink:type="simple" xlink:href="mailto:itx@amandeep" text:style-name="Internet_20_link" text:visited-style-name="Visited_20_Internet_20_Link">itx@amandeep</text:a></text:p>
      <text:p text:style-name="P2"/>
      <text:p text:style-name="P3">4. <text:a xlink:type="simple" xlink:href="https://stripe.com/docs/api/accounts/create" text:style-name="Internet_20_link" text:visited-style-name="Visited_20_Internet_20_Link">https://stripe.com/docs/api/accounts/create</text:a></text:p>
      <text:p text:style-name="P3"/>
      <text:p text:style-name="P3"/>
      <text:p text:style-name="P3"><text:a xlink:type="simple" xlink:href="https://www.ultimateakash.com/blog-details/IixTJGAKYAo=/How-to-Integrate-Stripe-Payment-Gateway-In-Laravel-2022" text:style-name="Internet_20_link" text:visited-style-name="Visited_20_Internet_20_Link">https://www.ultimateakash.com/blog-details/IixTJGAKYAo=/How-to-Integrate-Stripe-Payment-Gateway-In-Laravel-2022</text:a></text:p>
      <text:p text:style-name="P3"/>
      <text:p text:style-name="P3"/>
      <text:p text:style-name="P4"><text:span text:style-name="T11">5.</text:span><text:span text:style-name="T12"> </text:span><text:span text:style-name="T1">composer require stripe/stripe-php</text:span></text:p>
      <text:p text:style-name="P9"/>
      <text:p text:style-name="P10">6. <text:s text:c="2"/><text:span text:style-name="T24">new card register and payment</text:span></text:p>
      <text:p text:style-name="P10"/>
      <text:p text:style-name="P10"/>
      <text:p text:style-name="P12">&lt;?php</text:p>
      <text:p text:style-name="P8"/>
      <text:p text:style-name="P5"><text:span text:style-name="T13">namespace</text:span> <text:span text:style-name="T14">App\Http\Controllers</text:span>;</text:p>
      <text:p text:style-name="P8"/>
      <text:p text:style-name="P5"><text:span text:style-name="T13">use</text:span> Illuminate\Http\<text:span text:style-name="T14">Request</text:span>;</text:p>
      <text:p text:style-name="P5"><text:span text:style-name="T13">use</text:span> \Stripe\<text:span text:style-name="T14">StripeClient</text:span>;</text:p>
      <text:p text:style-name="P8"/>
      <text:p text:style-name="P5"><text:soft-page-break/><text:span text:style-name="T13">class</text:span> <text:span text:style-name="T14">PaymentController</text:span> <text:span text:style-name="T13">extends</text:span> <text:span text:style-name="T14">Controller</text:span></text:p>
      <text:p text:style-name="P5">{</text:p>
      <text:p text:style-name="P32"/>
      <text:p text:style-name="P5"><text:span text:style-name="T13">private</text:span> <text:span text:style-name="T15">$stripe</text:span>;</text:p>
      <text:p text:style-name="P5"><text:span text:style-name="T13">public</text:span> <text:span text:style-name="T13">function</text:span> <text:span text:style-name="T16">__construct</text:span>()</text:p>
      <text:p text:style-name="P5">{</text:p>
      <text:p text:style-name="P5"><text:span text:style-name="T13">$this</text:span>-&gt;<text:span text:style-name="T15">stripe</text:span> = <text:span text:style-name="T13">new</text:span> <text:span text:style-name="T14">StripeClient</text:span>(<text:span text:style-name="T16">config</text:span>(<text:span text:style-name="T17">'services.stripe.secret'</text:span>));</text:p>
      <text:p text:style-name="P7">// dd($this-&gt;stripe);</text:p>
      <text:p text:style-name="P5">}</text:p>
      <text:p text:style-name="P5"/>
      <text:p text:style-name="P27">Links:---</text:p>
      <text:p text:style-name="P17"/>
      <text:p text:style-name="P10"><text:a xlink:type="simple" xlink:href="https://stripe.com/docs/api/tokens/create_card" text:style-name="Internet_20_link" text:visited-style-name="Visited_20_Internet_20_Link">https://stripe.com/docs/api/tokens/create_card</text:a></text:p>
      <text:p text:style-name="P10"/>
      <text:p text:style-name="P10"/>
      <text:p text:style-name="P10"/>
      <text:p text:style-name="P10"><text:a xlink:type="simple" xlink:href="https://stripe.com/docs/api/customers/create" text:style-name="Internet_20_link" text:visited-style-name="Visited_20_Internet_20_Link">https://stripe.com/docs/api/customers/create</text:a></text:p>
      <text:p text:style-name="P10"/>
      <text:p text:style-name="P10"/>
      <text:p text:style-name="P10"><text:a xlink:type="simple" xlink:href="https://stripe.com/docs/api/charges/create" text:style-name="Internet_20_link" text:visited-style-name="Visited_20_Internet_20_Link">https://stripe.com/docs/api/charges/create</text:a></text:p>
      <text:p text:style-name="P10"/>
      <text:p text:style-name="P10">https://stripe.com/docs/error-handling?lang=php#catch-exceptions</text:p>
      <text:p text:style-name="P10"/>
      <text:p text:style-name="P10"/>
      <text:p text:style-name="P10">-------------------------</text:p>
      <text:p text:style-name="P10"/>
      <text:p text:style-name="P10"/>
      <text:p text:style-name="P19">&lt;?php</text:p>
      <text:p text:style-name="P8"/>
      <text:p text:style-name="P5"><text:span text:style-name="T13">namespace</text:span> <text:span text:style-name="T14">App\Http\Controllers</text:span>;</text:p>
      <text:p text:style-name="P8"/>
      <text:p text:style-name="P5"><text:span text:style-name="T13">use</text:span> Illuminate\Http\<text:span text:style-name="T14">Request</text:span>;</text:p>
      <text:p text:style-name="P5"><text:span text:style-name="T13">use</text:span> \Stripe\<text:span text:style-name="T14">Stripe</text:span>;</text:p>
      <text:p text:style-name="P7">// use \Stripe\Customer;</text:p>
      <text:p text:style-name="P5"><text:span text:style-name="T13">use</text:span> App\Models\<text:span text:style-name="T14">User</text:span>;</text:p>
      <text:p text:style-name="P5"><text:span text:style-name="T13">use</text:span> App\Models\<text:span text:style-name="T14">UserCard</text:span>;</text:p>
      <text:p text:style-name="P8"/>
      <text:p text:style-name="P5"><text:span text:style-name="T13">class</text:span> <text:span text:style-name="T14">PaymentController</text:span> <text:span text:style-name="T13">extends</text:span> <text:span text:style-name="T14">Controller</text:span></text:p>
      <text:p text:style-name="P5">{</text:p>
      <text:p text:style-name="P32"/>
      <text:p text:style-name="P5"><text:span text:style-name="T13">private</text:span> <text:span text:style-name="T15">$stripe</text:span>;</text:p>
      <text:p text:style-name="P5"><text:span text:style-name="T13">public</text:span> <text:span text:style-name="T13">function</text:span> <text:span text:style-name="T16">__construct</text:span>()</text:p>
      <text:p text:style-name="P5">{</text:p>
      <text:p text:style-name="P7">// get api_key</text:p>
      <text:p text:style-name="P5">\Stripe\<text:span text:style-name="T14">Stripe</text:span>::<text:span text:style-name="T16">setApiKey</text:span>(<text:span text:style-name="T16">config</text:span>(<text:span text:style-name="T17">'services.stripe.secret'</text:span>));</text:p>
      <text:p text:style-name="P7">// $this-&gt;stripe = new StripeClient(config('services.stripe.secret'));</text:p>
      <text:p text:style-name="P7">// dd($this-&gt;stripe);</text:p>
      <text:p text:style-name="P5">}</text:p>
      <text:p text:style-name="P33"><text:line-break/></text:p>
      <text:p text:style-name="P5"><text:soft-page-break/><text:span text:style-name="T13">public</text:span> <text:span text:style-name="T13">function</text:span> <text:span text:style-name="T16">show</text:span>()</text:p>
      <text:p text:style-name="P5">{</text:p>
      <text:p text:style-name="P7">// $this-&gt;createCustomer();</text:p>
      <text:p text:style-name="P8"/>
      <text:p text:style-name="P5"><text:span text:style-name="T19">return</text:span> <text:span text:style-name="T16">view</text:span>(<text:span text:style-name="T17">'stripe.billing'</text:span>);</text:p>
      <text:p text:style-name="P5">}</text:p>
      <text:p text:style-name="P32"/>
      <text:p text:style-name="P5"><text:span text:style-name="T13">public</text:span> <text:span text:style-name="T13">function</text:span> <text:span text:style-name="T16">getCardDetails</text:span>(<text:span text:style-name="T14">Request</text:span> <text:span text:style-name="T15">$request</text:span>)</text:p>
      <text:p text:style-name="P5">{</text:p>
      <text:p text:style-name="P5"><text:span text:style-name="T15">$user</text:span> = <text:span text:style-name="T14">User</text:span>::<text:span text:style-name="T16">where</text:span>(<text:span text:style-name="T17">'id'</text:span>, <text:span text:style-name="T20">1</text:span>)-&gt;<text:span text:style-name="T16">first</text:span>();</text:p>
      <text:p text:style-name="P8"/>
      <text:p text:style-name="P5"><text:span text:style-name="T15">$request</text:span>-&gt;<text:span text:style-name="T16">validate</text:span>(</text:p>
      <text:p text:style-name="P5">[</text:p>
      <text:p text:style-name="P5"><text:span text:style-name="T17">'card_name'</text:span> =&gt; <text:span text:style-name="T17">'required'</text:span>,</text:p>
      <text:p text:style-name="P5"><text:span text:style-name="T17">'card_number'</text:span> =&gt; <text:span text:style-name="T17">'required|numeric|digits:16'</text:span>,</text:p>
      <text:p text:style-name="P5"><text:span text:style-name="T17">'exp_month'</text:span> =&gt; <text:span text:style-name="T17">'required'</text:span>,</text:p>
      <text:p text:style-name="P5"><text:span text:style-name="T17">'exp_year'</text:span> =&gt; <text:span text:style-name="T17">'required'</text:span>,</text:p>
      <text:p text:style-name="P5"><text:span text:style-name="T17">'cvv'</text:span> =&gt; <text:span text:style-name="T17">'required|numeric|digits_between:3,4'</text:span>,</text:p>
      <text:p text:style-name="P5">]);</text:p>
      <text:p text:style-name="P7">// dd($request);</text:p>
      <text:p text:style-name="P7">//key</text:p>
      <text:p text:style-name="P7">// $stripe = $this-&gt;stripe;</text:p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7">// dd($stripe);</text:p>
      <text:p text:style-name="P8"/>
      <text:p text:style-name="P7">//.. create a card token...</text:p>
      <text:p text:style-name="P5"><text:span text:style-name="T15">$token</text:span> = <text:span text:style-name="T15">$stripe</text:span>-&gt;<text:span text:style-name="T15">tokens</text:span>-&gt;<text:span text:style-name="T16">create</text:span>([</text:p>
      <text:p text:style-name="P5"><text:span text:style-name="T17">'card'</text:span> =&gt; [</text:p>
      <text:p text:style-name="P5"><text:span text:style-name="T17">'name'</text:span> =&gt; <text:span text:style-name="T15">$request</text:span>-&gt;<text:span text:style-name="T15">card_name</text:span>,</text:p>
      <text:p text:style-name="P5"><text:span text:style-name="T17">'number'</text:span> =&gt; <text:span text:style-name="T15">$request</text:span>-&gt;<text:span text:style-name="T15">card_number</text:span>,</text:p>
      <text:p text:style-name="P5"><text:span text:style-name="T17">'exp_month'</text:span> =&gt; <text:span text:style-name="T15">$request</text:span>-&gt;<text:span text:style-name="T15">exp_month</text:span>,</text:p>
      <text:p text:style-name="P5"><text:span text:style-name="T17">'exp_year'</text:span> =&gt; <text:span text:style-name="T15">$request</text:span>-&gt;<text:span text:style-name="T15">exp_year</text:span>,</text:p>
      <text:p text:style-name="P5"><text:span text:style-name="T17">'cvc'</text:span> =&gt; <text:span text:style-name="T15">$request</text:span>-&gt;<text:span text:style-name="T15">cvv</text:span>,</text:p>
      <text:p text:style-name="P5">],</text:p>
      <text:p text:style-name="P5">]);</text:p>
      <text:p text:style-name="P8"/>
      <text:p text:style-name="P7">// dd($token,'token');</text:p>
      <text:p text:style-name="P8"/>
      <text:p text:style-name="P7">// create customer..</text:p>
      <text:p text:style-name="P5"><text:span text:style-name="T15">$customer</text:span> = <text:span text:style-name="T15">$stripe</text:span>-&gt;<text:span text:style-name="T15">customers</text:span>-&gt;<text:span text:style-name="T16">create</text:span>([</text:p>
      <text:p text:style-name="P5"><text:span text:style-name="T17">'source'</text:span> =&gt; <text:span text:style-name="T15">$token</text:span>[<text:span text:style-name="T17">'id'</text:span>],</text:p>
      <text:p text:style-name="P5"><text:span text:style-name="T17">'email'</text:span> =&gt; <text:span text:style-name="T15">$user</text:span>-&gt;<text:span text:style-name="T15">email</text:span>,</text:p>
      <text:p text:style-name="P5"><text:span text:style-name="T17">'description'</text:span> =&gt; <text:span text:style-name="T17">'My name is '</text:span>,</text:p>
      <text:p text:style-name="P5">]);</text:p>
      <text:p text:style-name="P7">// dd($customer, 'customer');</text:p>
      <text:p text:style-name="P8"/>
      <text:p text:style-name="P7">// customer id..</text:p>
      <text:p text:style-name="P5"><text:span text:style-name="T15">$customer_id</text:span> = <text:span text:style-name="T15">$customer</text:span>[<text:span text:style-name="T17">'id'</text:span>];</text:p>
      <text:p text:style-name="P8"/>
      <text:p text:style-name="P7">// dd($customer_id);</text:p>
      <text:p text:style-name="P8"><text:soft-page-break/></text:p>
      <text:p text:style-name="P7">// save user card details</text:p>
      <text:p text:style-name="P5"><text:span text:style-name="T15">$customerDetails</text:span> = <text:span text:style-name="T13">new</text:span> <text:span text:style-name="T14">UserCard</text:span>;</text:p>
      <text:p text:style-name="P5"><text:span text:style-name="T15">$customerDetails</text:span>-&gt;<text:span text:style-name="T15">users_id</text:span> = <text:span text:style-name="T15">$user</text:span>-&gt;<text:span text:style-name="T15">id</text:span>;</text:p>
      <text:p text:style-name="P5"><text:span text:style-name="T15">$customerDetails</text:span>-&gt;<text:span text:style-name="T15">customer_id</text:span> = <text:span text:style-name="T15">$customer_id</text:span>;</text:p>
      <text:p text:style-name="P5"><text:span text:style-name="T15">$customerDetails</text:span>-&gt;<text:span text:style-name="T15">card_id</text:span> = <text:span text:style-name="T15">$token</text:span>-&gt;<text:span text:style-name="T15">card</text:span>-&gt;<text:span text:style-name="T15">id</text:span>;</text:p>
      <text:p text:style-name="P5"><text:span text:style-name="T15">$customerDetails</text:span>-&gt;<text:span text:style-name="T15">card_name</text:span> = <text:span text:style-name="T15">$request</text:span>-&gt;<text:span text:style-name="T15">card_name</text:span>;</text:p>
      <text:p text:style-name="P5"><text:span text:style-name="T15">$customerDetails</text:span>-&gt;<text:span text:style-name="T15">card_number</text:span> = <text:span text:style-name="T15">$token</text:span>-&gt;<text:span text:style-name="T15">card</text:span>-&gt;<text:span text:style-name="T15">last4</text:span>;</text:p>
      <text:p text:style-name="P5"><text:span text:style-name="T15">$customerDetails</text:span>-&gt;<text:span text:style-name="T15">exp_month</text:span> = <text:span text:style-name="T15">$token</text:span>-&gt;<text:span text:style-name="T15">card</text:span>-&gt;<text:span text:style-name="T15">exp_month</text:span>;</text:p>
      <text:p text:style-name="P5"><text:span text:style-name="T15">$customerDetails</text:span>-&gt;<text:span text:style-name="T15">exp_year</text:span> = <text:span text:style-name="T15">$token</text:span>-&gt;<text:span text:style-name="T15">card</text:span>-&gt;<text:span text:style-name="T15">exp_year</text:span>;</text:p>
      <text:p text:style-name="P5"><text:span text:style-name="T15">$customerDetails</text:span>-&gt;<text:span text:style-name="T16">save</text:span>();</text:p>
      <text:p text:style-name="P8"/>
      <text:p text:style-name="P7">//charge payment</text:p>
      <text:p text:style-name="P5"><text:span text:style-name="T15">$charge</text:span> = <text:span text:style-name="T15">$stripe</text:span>-&gt;<text:span text:style-name="T15">charges</text:span>-&gt;<text:span text:style-name="T16">create</text:span>([</text:p>
      <text:p text:style-name="P5"><text:span text:style-name="T17">"amount"</text:span> =&gt; <text:span text:style-name="T20">2000</text:span> ,</text:p>
      <text:p text:style-name="P5"><text:span text:style-name="T17">"currency"</text:span> =&gt; <text:span text:style-name="T17">"usd"</text:span>,</text:p>
      <text:p text:style-name="P5"><text:span text:style-name="T17">"customer"</text:span> =&gt; <text:span text:style-name="T15">$customer_id</text:span>,</text:p>
      <text:p text:style-name="P5"><text:span text:style-name="T17">"description"</text:span> =&gt; <text:span text:style-name="T17">"My First Test Charge from practice Project"</text:span>,</text:p>
      <text:p text:style-name="P5"><text:span text:style-name="T17">"capture"</text:span> =&gt; <text:span text:style-name="T13">true</text:span>,</text:p>
      <text:p text:style-name="P5">]);</text:p>
      <text:p text:style-name="P8"/>
      <text:p text:style-name="P7">// dd($charge);</text:p>
      <text:p text:style-name="P5"><text:span text:style-name="T19">if</text:span>(<text:span text:style-name="T15">$charge</text:span>){</text:p>
      <text:p text:style-name="P5"><text:span text:style-name="T16">dd</text:span>(<text:span text:style-name="T17">'payment charged'</text:span>);</text:p>
      <text:p text:style-name="P5">}</text:p>
      <text:p text:style-name="P5"><text:span text:style-name="T19">else</text:span>{</text:p>
      <text:p text:style-name="P5"><text:span text:style-name="T16">dd</text:span>(<text:span text:style-name="T17">'not charged'</text:span>);</text:p>
      <text:p text:style-name="P5">}</text:p>
      <text:p text:style-name="P33"><text:line-break/></text:p>
      <text:p text:style-name="P5">}</text:p>
      <text:p text:style-name="P33"><text:line-break/><text:line-break/><text:line-break/><text:line-break/><text:line-break/></text:p>
      <text:p text:style-name="P5">}</text:p>
      <text:p text:style-name="P5"/>
      <text:p text:style-name="P10">----------------------</text:p>
      <text:p text:style-name="P10"/>
      <text:p text:style-name="P20"><text:span text:style-name="T21">&lt;</text:span><text:span text:style-name="T13">div</text:span> <text:span text:style-name="T15">class</text:span>=<text:span text:style-name="T17">'container'</text:span><text:span text:style-name="T21">&gt;</text:span></text:p>
      <text:p text:style-name="P5"><text:span text:style-name="T21">&lt;</text:span><text:span text:style-name="T13">form</text:span> <text:span text:style-name="T15">id</text:span>=<text:span text:style-name="T17">"payment-form"</text:span> <text:span text:style-name="T15">action</text:span>=<text:span text:style-name="T17">"</text:span><text:span text:style-name="T16">{{</text:span><text:span text:style-name="T17"> </text:span><text:span text:style-name="T16">route</text:span><text:span text:style-name="T17">('getCardDetails') </text:span><text:span text:style-name="T16">}}</text:span><text:span text:style-name="T17">"</text:span> <text:span text:style-name="T15">method</text:span>=<text:span text:style-name="T17">"POST"</text:span><text:span text:style-name="T21">&gt;</text:span></text:p>
      <text:p text:style-name="P26">@csrf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ard Name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ard_name"</text:span> <text:span text:style-name="T15">name</text:span>=<text:span text:style-name="T17">"card_name"</text:span> <text:span text:style-name="T21">/&gt;</text:span></text:p>
      <text:p text:style-name="P5"><text:span text:style-name="T13">@error</text:span>(<text:span text:style-name="T17">'card_name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<text:soft-page-break/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ard Number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ard_number"</text:span> <text:span text:style-name="T15">name</text:span>=<text:span text:style-name="T17">"card_number"</text:span> <text:span text:style-name="T21">/&gt;</text:span></text:p>
      <text:p text:style-name="P5"><text:span text:style-name="T13">@error</text:span>(<text:span text:style-name="T17">'card_number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Exp. Month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exp_month"</text:span> <text:span text:style-name="T15">name</text:span>=<text:span text:style-name="T17">"exp_month"</text:span> <text:span text:style-name="T21">/&gt;</text:span></text:p>
      <text:p text:style-name="P5"><text:span text:style-name="T13">@error</text:span>(<text:span text:style-name="T17">'exp_month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Exp. Year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exp_year"</text:span> <text:span text:style-name="T15">name</text:span>=<text:span text:style-name="T17">"exp_year"</text:span> <text:span text:style-name="T21">/&gt;</text:span></text:p>
      <text:p text:style-name="P5"><text:span text:style-name="T13">@error</text:span>(<text:span text:style-name="T17">'exp_year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div</text:span> <text:span text:style-name="T15">class</text:span>=<text:span text:style-name="T17">"form-group"</text:span><text:span text:style-name="T21">&gt;</text:span></text:p>
      <text:p text:style-name="P5"><text:span text:style-name="T21">&lt;</text:span><text:span text:style-name="T13">label</text:span><text:span text:style-name="T21">&gt;</text:span>CVC<text:span text:style-name="T21">&lt;/</text:span><text:span text:style-name="T13">label</text:span><text:span text:style-name="T21">&gt;</text:span></text:p>
      <text:p text:style-name="P5"><text:span text:style-name="T21">&lt;</text:span><text:span text:style-name="T13">input</text:span> <text:span text:style-name="T15">type</text:span>=<text:span text:style-name="T17">"text"</text:span> <text:span text:style-name="T15">id</text:span>=<text:span text:style-name="T17">"cvc"</text:span> <text:span text:style-name="T15">name</text:span>=<text:span text:style-name="T17">"cvv"</text:span> <text:span text:style-name="T21">/&gt;</text:span></text:p>
      <text:p text:style-name="P5"><text:span text:style-name="T13">@error</text:span>(<text:span text:style-name="T17">'cvv'</text:span>)</text:p>
      <text:p text:style-name="P5"><text:span text:style-name="T21">&lt;</text:span><text:span text:style-name="T13">div</text:span> <text:span text:style-name="T15">class</text:span>=<text:span text:style-name="T17">"help-block"</text:span><text:span text:style-name="T21">&gt;</text:span><text:span text:style-name="T16">{{</text:span> <text:span text:style-name="T15">$message</text:span> <text:span text:style-name="T16">}}</text:span><text:span text:style-name="T21">&lt;/</text:span><text:span text:style-name="T13">div</text:span><text:span text:style-name="T21">&gt;</text:span></text:p>
      <text:p text:style-name="P26">@enderror</text:p>
      <text:p text:style-name="P5"><text:span text:style-name="T21">&lt;/</text:span><text:span text:style-name="T13">div</text:span><text:span text:style-name="T21">&gt;</text:span></text:p>
      <text:p text:style-name="P5"><text:span text:style-name="T21">&lt;</text:span><text:span text:style-name="T13">br</text:span><text:span text:style-name="T21">&gt;</text:span></text:p>
      <text:p text:style-name="P5"><text:span text:style-name="T21">&lt;</text:span><text:span text:style-name="T13">button</text:span> <text:span text:style-name="T15">type</text:span>=<text:span text:style-name="T17">"submit"</text:span><text:span text:style-name="T21">&gt;</text:span>Pay<text:span text:style-name="T21">&lt;/</text:span><text:span text:style-name="T13">button</text:span><text:span text:style-name="T21">&gt;</text:span></text:p>
      <text:p text:style-name="P5"><text:span text:style-name="T21">&lt;/</text:span><text:span text:style-name="T13">form</text:span><text:span text:style-name="T21">&gt;</text:span></text:p>
      <text:p text:style-name="P5"><text:span text:style-name="T21">&lt;/</text:span><text:span text:style-name="T13">div</text:span><text:span text:style-name="T21">&gt;</text:span></text:p>
      <text:p text:style-name="P5"/>
      <text:p text:style-name="P10"/>
      <text:p text:style-name="P10"/>
      <text:p text:style-name="P10">.<text:span text:style-name="T22">env</text:span></text:p>
      <text:p text:style-name="P20"><text:span text:style-name="T13">STRIPE_KEY</text:span>=pk_test_51LiKroLndut4kFPYVIJlH9uSZTmfUjcwLO3JxVs12R7B9peDn8C5VElQp4v68nky1zZhY2H0A3FOV7ik4rysPZYI00fWGc2kYX</text:p>
      <text:p text:style-name="P5"><text:span text:style-name="T13">STRIPE_SECRET</text:span>=sk_test_51LiKroLndut4kFPYuUHBk9zgu31byWXCiI8s89MJei4ZsVTmqNvh1oCJoDRHgRaKhk24kQsz1Mr1bU4HQiKbbQzX00oD3GqbXb</text:p>
      <text:p text:style-name="P5"/>
      <text:p text:style-name="P10"/>
      <text:p text:style-name="P13">config -&gt; service.<text:span text:style-name="T23">php</text:span></text:p>
      <text:p text:style-name="P13"/>
      <text:p text:style-name="P21"><text:span text:style-name="T17">'stripe'</text:span> =&gt; [</text:p>
      <text:p text:style-name="P5"><text:span text:style-name="T17">'key'</text:span> =&gt; <text:span text:style-name="T16">env</text:span>(<text:span text:style-name="T17">'STRIPE_KEY'</text:span>),</text:p>
      <text:p text:style-name="P5"><text:soft-page-break/><text:span text:style-name="T17">'secret'</text:span> =&gt; <text:span text:style-name="T16">env</text:span>(<text:span text:style-name="T17">'STRIPE_SECRET'</text:span>),</text:p>
      <text:p text:style-name="P5"><text:span text:style-name="T17">'currency'</text:span> =&gt; <text:span text:style-name="T17">'usd'</text:span>,</text:p>
      <text:p text:style-name="P5">],</text:p>
      <text:p text:style-name="P28"><text:span text:style-name="T3">7</text:span><text:span text:style-name="T2">. </text:span><text:span text:style-name="T4">Update card</text:span></text:p>
      <text:p text:style-name="P14"/>
      <text:p text:style-name="P15">Q. how many card fields we can update in stripe account?</text:p>
      <text:p text:style-name="P29"><text:span text:style-name="T1">Ans: </text:span><text:span text:style-name="T5">some details update like, billing address, expire month/year, name of customer</text:span></text:p>
      <text:p text:style-name="P16"/>
      <text:p text:style-name="P16"/>
      <text:p text:style-name="P6"><text:span text:style-name="T6">public</text:span><text:span text:style-name="T7"> </text:span><text:span text:style-name="T6">function</text:span><text:span text:style-name="T7"> </text:span><text:span text:style-name="T8">updateCard</text:span><text:span text:style-name="T7">(</text:span><text:span text:style-name="T9">Request</text:span><text:span text:style-name="T7"> </text:span><text:span text:style-name="T10">$request</text:span><text:span text:style-name="T7">, </text:span><text:span text:style-name="T10">$id</text:span><text:span text:style-name="T7">)</text:span></text:p>
      <text:p text:style-name="P5">{</text:p>
      <text:p text:style-name="P8"/>
      <text:p text:style-name="P5"><text:span text:style-name="T15">$userDetail</text:span> = <text:span text:style-name="T14">UserCard</text:span>::<text:span text:style-name="T16">find</text:span>(<text:span text:style-name="T15">$id</text:span>);</text:p>
      <text:p text:style-name="P8"/>
      <text:p text:style-name="P5"><text:span text:style-name="T15">$userDetail</text:span>-&gt;<text:span text:style-name="T15">card_name</text:span> = <text:span text:style-name="T15">$request</text:span>-&gt;<text:span text:style-name="T15">card_name</text:span>;</text:p>
      <text:p text:style-name="P5"><text:span text:style-name="T15">$userDetail</text:span>-&gt;<text:span text:style-name="T15">card_number</text:span> = <text:span text:style-name="T15">$request</text:span>-&gt;<text:span text:style-name="T15">card_number</text:span>;</text:p>
      <text:p text:style-name="P5"><text:span text:style-name="T15">$userDetail</text:span>-&gt;<text:span text:style-name="T15">exp_month</text:span> = <text:span text:style-name="T15">$request</text:span>-&gt;<text:span text:style-name="T15">exp_month</text:span>;</text:p>
      <text:p text:style-name="P5"><text:span text:style-name="T15">$userDetail</text:span>-&gt;<text:span text:style-name="T15">exp_year</text:span> = <text:span text:style-name="T15">$request</text:span>-&gt;<text:span text:style-name="T15">exp_year</text:span>;</text:p>
      <text:p text:style-name="P5"><text:span text:style-name="T15">$userDetail</text:span>-&gt;<text:span text:style-name="T16">save</text:span>();</text:p>
      <text:p text:style-name="P8"/>
      <text:p text:style-name="P5"><text:span text:style-name="T15">$stripe</text:span> = <text:span text:style-name="T13">new</text:span> \Stripe\<text:span text:style-name="T14">StripeClient</text:span>(<text:span text:style-name="T16">config</text:span>(<text:span text:style-name="T17">'services.stripe.secret'</text:span>));</text:p>
      <text:p text:style-name="P8"/>
      <text:p text:style-name="P5"><text:span text:style-name="T15">$updateCard</text:span> = <text:span text:style-name="T15">$stripe</text:span>-&gt;<text:span text:style-name="T15">customers</text:span>-&gt;<text:span text:style-name="T16">updateSource</text:span>(</text:p>
      <text:p text:style-name="P5"><text:span text:style-name="T15">$userDetail</text:span>-&gt;<text:span text:style-name="T15">customer_id</text:span>,</text:p>
      <text:p text:style-name="P5"><text:span text:style-name="T15">$userDetail</text:span>-&gt;<text:span text:style-name="T15">card_id</text:span>,</text:p>
      <text:p text:style-name="P5">[<text:span text:style-name="T17">'name'</text:span> =&gt; <text:span text:style-name="T17">'Jenny Rosen'</text:span>,</text:p>
      <text:p text:style-name="P5"><text:span text:style-name="T17">'exp_month'</text:span> =&gt; <text:span text:style-name="T15">$request</text:span>-&gt;<text:span text:style-name="T15">exp_month</text:span>,</text:p>
      <text:p text:style-name="P5"><text:span text:style-name="T17">'exp_year'</text:span> =&gt; <text:span text:style-name="T15">$request</text:span>-&gt;<text:span text:style-name="T15">exp_year</text:span>,</text:p>
      <text:p text:style-name="P5">]</text:p>
      <text:p text:style-name="P5">);</text:p>
      <text:p text:style-name="P8"/>
      <text:p text:style-name="P7">// dd($updateCard);</text:p>
      <text:p text:style-name="P5"><text:span text:style-name="T19">return</text:span> <text:span text:style-name="T16">redirect</text:span>()-&gt;<text:span text:style-name="T16">back</text:span>()-&gt;<text:span text:style-name="T16">with</text:span>(<text:span text:style-name="T17">'success'</text:span>, <text:span text:style-name="T17">'Card updated successfully'</text:span>);</text:p>
      <text:p text:style-name="P5">}</text:p>
      <text:p text:style-name="P16"><text:s/></text:p>
      <text:p text:style-name="P11"/>
      <text:p text:style-name="P11"/>
      <text:p text:style-name="P11"/>
      <text:p text:style-name="P11"/>
      <text:p text:style-name="P11">------------------------------------------------------------------------------------------------------------------------------------------------------------------------------------------------------------------------------------------------------------</text:p>
      <text:p text:style-name="P18">Stripe Connect Account</text:p>
      <text:p text:style-name="P18"/>
      <text:p text:style-name="P23">1. fill account number and routing number for create account in stripe, then <text:s/><text:span text:style-name="T25">use createAccount-&gt;id to </text:span>link the account with stripe</text:p>
      <text:p text:style-name="P23"/>
      <text:p text:style-name="P23">2. <text:span text:style-name="T26">db table</text:span></text:p>
      <text:p text:style-name="P23"/>
      <text:p text:style-name="P22"><text:span text:style-name="T13">public</text:span> <text:span text:style-name="T13">function</text:span> <text:span text:style-name="T16">up</text:span>()</text:p>
      <text:p text:style-name="P5">{</text:p>
      <text:p text:style-name="P5"><text:span text:style-name="T14">Schema</text:span>::<text:span text:style-name="T16">create</text:span>(<text:span text:style-name="T17">'bank_infos'</text:span>, <text:span text:style-name="T13">function</text:span> (<text:span text:style-name="T14">Blueprint</text:span> <text:span text:style-name="T15">$table</text:span>) {</text:p>
      <text:p text:style-name="P5"><text:span text:style-name="T15">$table</text:span>-&gt;<text:span text:style-name="T16">id</text:span>();</text:p>
      <text:p text:style-name="P5"><text:span text:style-name="T15">$table</text:span>-&gt;<text:span text:style-name="T16">foreignId</text:span>(<text:span text:style-name="T17">'users_id'</text:span>)-&gt;<text:span text:style-name="T16">references</text:span>(<text:span text:style-name="T17">'id'</text:span>)-&gt;<text:span text:style-name="T16">on</text:span>(<text:span text:style-name="T17">'users'</text:span>)-&gt;<text:span text:style-name="T16">onDelete</text:span>(<text:span text:style-name="T17">'cascade'</text:span>);</text:p>
      <text:p text:style-name="P5"><text:span text:style-name="T15">$table</text:span>-&gt;<text:span text:style-name="T16">string</text:span>(<text:span text:style-name="T17">'account_id'</text:span>);</text:p>
      <text:p text:style-name="P5"><text:soft-page-break/><text:span text:style-name="T15">$table</text:span>-&gt;<text:span text:style-name="T16">string</text:span>(<text:span text:style-name="T17">'status'</text:span>);</text:p>
      <text:p text:style-name="P5"><text:span text:style-name="T15">$table</text:span>-&gt;<text:span text:style-name="T16">string</text:span>(<text:span text:style-name="T17">'payouts_enabled'</text:span>)-&gt;<text:span text:style-name="T16">nullable</text:span>();</text:p>
      <text:p text:style-name="P5"><text:span text:style-name="T15">$table</text:span>-&gt;<text:span text:style-name="T16">integer</text:span>(<text:span text:style-name="T17">'charges_enabled'</text:span>)-&gt;<text:span text:style-name="T16">default</text:span>(<text:span text:style-name="T20">0</text:span>);</text:p>
      <text:p text:style-name="P5"><text:span text:style-name="T15">$table</text:span>-&gt;<text:span text:style-name="T16">string</text:span>(<text:span text:style-name="T17">'account_holder_name'</text:span>, <text:span text:style-name="T20">100</text:span>)-&gt;<text:span text:style-name="T16">nullable</text:span>();</text:p>
      <text:p text:style-name="P5"><text:span text:style-name="T15">$table</text:span>-&gt;<text:span text:style-name="T16">string</text:span>(<text:span text:style-name="T17">'account_number'</text:span>)-&gt;<text:span text:style-name="T16">nullable</text:span>();</text:p>
      <text:p text:style-name="P5"><text:span text:style-name="T15">$table</text:span>-&gt;<text:span text:style-name="T16">string</text:span>(<text:span text:style-name="T17">'routing_number'</text:span>)-&gt;<text:span text:style-name="T16">nullable</text:span>();</text:p>
      <text:p text:style-name="P5"><text:span text:style-name="T15">$table</text:span>-&gt;<text:span text:style-name="T16">timestamps</text:span>();</text:p>
      <text:p text:style-name="P5">});</text:p>
      <text:p text:style-name="P5">}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24:40.431747229</meta:creation-date>
    <meta:generator>LibreOffice/6.4.7.2$Linux_X86_64 LibreOffice_project/40$Build-2</meta:generator>
    <dc:date>2023-06-20T12:34:35.026183252</dc:date>
    <meta:editing-duration>PT8H59M25S</meta:editing-duration>
    <meta:editing-cycles>20</meta:editing-cycles>
    <meta:document-statistic meta:table-count="0" meta:image-count="0" meta:object-count="0" meta:page-count="7" meta:paragraph-count="224" meta:word-count="640" meta:character-count="6864" meta:non-whitespace-character-count="6424"/>
  </office:meta>
</office:document-meta>
</file>